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" style:parent-style-name="Normal" style:list-style-name="LFO2" style:family="paragraph"/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Normal" style:list-style-name="LFO2" style:family="paragraph"/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Normal" style:list-style-name="LFO2" style:family="paragraph"/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Normal" style:list-style-name="LFO2" style:family="paragraph"/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Normal" style:list-style-name="LFO2" style:family="paragraph"/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8" style:parent-style-name="Normal" style:list-style-name="LFO2" style:family="paragraph"/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1" style:parent-style-name="Normal" style:list-style-name="LFO2" style:family="paragraph"/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Normal" style:list-style-name="LFO2" style:family="paragraph"/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Normal" style:list-style-name="LFO2" style:family="paragraph"/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0" style:parent-style-name="Normal" style:list-style-name="LFO2" style:family="paragraph"/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Normal" style:list-style-name="LFO2" style:family="paragraph"/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Normal" style:list-style-name="LFO2" style:family="paragraph"/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list-style-name="LFO2" style:family="paragraph"/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2" style:parent-style-name="Normal" style:list-style-name="LFO2" style:family="paragraph"/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6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Normal" style:list-style-name="LFO3" style:family="paragraph">
      <style:text-properties style:font-name="Times New Roman" style:font-name-complex="Times New Roman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4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Normal" style:list-style-name="LFO4" style:family="paragraph">
      <style:text-properties style:font-name="Times New Roman" style:font-name-complex="Times New Roman" fo:font-size="14pt" style:font-size-asian="14pt" style:font-size-complex="14pt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8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80" style:family="table-column">
      <style:table-column-properties style:column-width="1.2826in"/>
    </style:style>
    <style:style style:name="TableColumn81" style:family="table-column">
      <style:table-column-properties style:column-width="1.775in"/>
    </style:style>
    <style:style style:name="TableColumn82" style:family="table-column">
      <style:table-column-properties style:column-width="3.4312in"/>
    </style:style>
    <style:style style:name="Table79" style:family="table">
      <style:table-properties style:width="6.4888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8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8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8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90" style:family="table-row">
      <style:table-row-properties/>
    </style:style>
    <style:style style:name="TableCell9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9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93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9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9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9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9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0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0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0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0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04" style:family="table-row">
      <style:table-row-properties/>
    </style:style>
    <style:style style:name="TableCell10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0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0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0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0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1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11" style:family="table-row">
      <style:table-row-properties/>
    </style:style>
    <style:style style:name="TableCell11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1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1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1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1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18" style:family="table-row">
      <style:table-row-properties/>
    </style:style>
    <style:style style:name="TableCell11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2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2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2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23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2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2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2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2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ell13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3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5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5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4" style:parent-style-name="Normal" style:list-style-name="LFO5" style:family="paragraph"/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7" style:parent-style-name="Normal" style:list-style-name="LFO5" style:family="paragraph"/>
    <style:style style:name="T17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8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6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1b1c1d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Marvellous Portal</text:p>
      <text:p text:style-name="Normal"><text:span text:style-name="T2"><draw:custom-shape svg:x="0in" svg:y="0in" svg:width="45.51042in" svg:height="0.00139in" draw:z-index="0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span></text:p>
      <text:p text:style-name="P3">1. Objective<text:s/></text:p>
      <text:p text:style-name="P4">To demonstrate a REST API using Spring Boot for managing "batch entries". The application provides standard CRUD (Create, Read, Update, Delete) operations for batch details.</text:p>
      <text:p text:style-name="Normal"><text:span text:style-name="T5"><draw:custom-shape svg:x="0in" svg:y="0in" svg:width="45.51042in" svg:height="0.00139in" draw:z-index="0" draw:id="id1" draw:style-name="a1" draw:name="Horizontal Line 50" text:anchor-type="as-char"><svg:title/><svg:desc/><draw:enhanced-geometry draw:type="non-primitive" svg:viewBox="0 0 21600 21600" draw:enhanced-path="M 0 0 L 21600 0 21600 21600 0 21600 Z N"/></draw:custom-shape></text:span></text:p>
      <text:p text:style-name="P6">2. Technology Stack * Backend: Spring Boot</text:p>
      <text:list text:style-name="LFO1" text:continue-numbering="true">
        <text:list-item>
          <text:p text:style-name="P7"><text:span text:style-name="T8">Database</text:span><text:span text:style-name="T9">: MongoDB</text:span></text:p>
        </text:list-item>
        <text:list-item>
          <text:p text:style-name="P10"><text:span text:style-name="T11">Language</text:span><text:span text:style-name="T12">: Java</text:span></text:p>
        </text:list-item>
        <text:list-item>
          <text:p text:style-name="P13"><text:span text:style-name="T14">Build Tool</text:span><text:span text:style-name="T15">: Maven</text:span></text:p>
        </text:list-item>
        <text:list-item>
          <text:p text:style-name="P16"><text:span text:style-name="T17">Libraries</text:span><text:span text:style-name="T18">:</text:span></text:p>
          <text:list text:continue-numbering="true">
            <text:list-item>
              <text:p text:style-name="P19">spring-boot-starter-web</text:p>
            </text:list-item>
            <text:list-item>
              <text:p text:style-name="P20">spring-boot-starter-data-mongodb</text:p>
            </text:list-item>
            <text:list-item>
              <text:p text:style-name="P21">lombok</text:p>
            </text:list-item>
          </text:list>
        </text:list-item>
      </text:list>
      <text:p text:style-name="Normal"><text:span text:style-name="T22"><draw:custom-shape svg:x="0in" svg:y="0in" svg:width="45.51042in" svg:height="0.00139in" draw:z-index="0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span></text:p>
      <text:p text:style-name="P23">3. Folder Structure &amp; Components The project follows a standard Spring Boot layered architecture:</text:p>
      <text:list text:style-name="LFO2" text:continue-numbering="true">
        <text:list-item>
          <text:p text:style-name="P24"><text:span text:style-name="T25">MarvellousPortal\src\main\java\com\marvellous\MarvellousPortal (Base Package)</text:span></text:p>
          <text:list text:continue-numbering="true">
            <text:list-item>
              <text:p text:style-name="P26"><text:span text:style-name="T27">MarvellousPortalApplication.java</text:span><text:span text:style-name="T28">: The main entry point of the application.</text:span></text:p>
            </text:list-item>
            <text:list-item>
              <text:p text:style-name="P29"><text:span text:style-name="T30">controller</text:span><text:span text:style-name="T31">:</text:span></text:p>
              <text:list text:continue-numbering="true">
                <text:list-item>
                  <text:p text:style-name="P32"><text:span text:style-name="T33">BatchEntryController.java</text:span><text:span text:style-name="T34">: Handles all REST API requests for batch entries.</text:span></text:p>
                </text:list-item>
                <text:list-item>
                  <text:p text:style-name="P35"><text:span text:style-name="T36">HealthCheck.java</text:span><text:span text:style-name="T37">: A simple controller for checking the application's health.</text:span></text:p>
                </text:list-item>
              </text:list>
            </text:list-item>
            <text:list-item>
              <text:p text:style-name="P38"><text:span text:style-name="T39">Entity</text:span><text:span text:style-name="T40">:</text:span></text:p>
              <text:list text:continue-numbering="true">
                <text:list-item>
                  <text:p text:style-name="P41"><text:span text:style-name="T42">BatchEntry.java</text:span><text:span text:style-name="T43">: The data model for a batch entry, mapped to the "BatchDetails" MongoDB collection.</text:span></text:p>
                </text:list-item>
              </text:list>
            </text:list-item>
            <text:list-item>
              <text:p text:style-name="P44"><text:span text:style-name="T45">Repository</text:span><text:span text:style-name="T46">:</text:span></text:p>
              <text:list text:continue-numbering="true">
                <text:list-item>
                  <text:p text:style-name="P47"><text:span text:style-name="T48">BatchEntryRepository.java</text:span><text:span text:style-name="T49">: The data access layer for BatchEntry.</text:span></text:p>
                </text:list-item>
              </text:list>
            </text:list-item>
            <text:list-item>
              <text:p text:style-name="P50"><text:span text:style-name="T51">Service</text:span><text:span text:style-name="T52">:</text:span></text:p>
              <text:list text:continue-numbering="true">
                <text:list-item>
                  <text:p text:style-name="P53"><text:span text:style-name="T54">BatchEntryService.java</text:span><text:span text:style-name="T55">: Contains the business logic for batch entry operations.</text:span></text:p>
                </text:list-item>
              </text:list>
            </text:list-item>
          </text:list>
        </text:list-item>
        <text:list-item>
          <text:p text:style-name="P56"><text:span text:style-name="T57">resources</text:span><text:span text:style-name="T58">:</text:span></text:p>
          <text:list text:continue-numbering="true">
            <text:list-item>
              <text:p text:style-name="P59"><text:span text:style-name="T60">application.properties</text:span><text:span text:style-name="T61">: Configuration file for the application, including database connection details.</text:span></text:p>
            </text:list-item>
          </text:list>
        </text:list-item>
        <text:list-item>
          <text:p text:style-name="P62"><text:span text:style-name="T63">pom.xml</text:span><text:span text:style-name="T64">: Maven configuration for dependencies and project build.</text:span></text:p>
        </text:list-item>
      </text:list>
      <text:p text:style-name="Normal"><text:span text:style-name="T65"><draw:custom-shape svg:x="0in" svg:y="0in" svg:width="45.51042in" svg:height="0.00139in" draw:z-index="0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span></text:p>
      <text:p text:style-name="P66">4. Dependencies &amp; Application Properties The pom.xml file includes dependencies for spring-boot-starter-web, spring-boot-starter-data-mongodb, and lombok.</text:p>
      <text:p text:style-name="P67">The application.properties file configures the MongoDB connection:</text:p>
      <text:list text:style-name="LFO3" text:continue-numbering="true">
        <text:list-item>
          <text:p text:style-name="P68">spring.application.name=MarvellousPortal</text:p>
        </text:list-item>
        <text:list-item>
          <text:p text:style-name="P69">spring.data.mongodb.host = localhost</text:p>
        </text:list-item>
        <text:list-item>
          <text:p text:style-name="P70">spring.data.mongodb.port = 27017</text:p>
        </text:list-item>
        <text:list-item>
          <text:p text:style-name="P71">spring.data.mongodb.database = MarvellousFullStack</text:p>
        </text:list-item>
      </text:list>
      <text:p text:style-name="Normal"><text:span text:style-name="T72"><draw:custom-shape svg:x="0in" svg:y="0in" svg:width="45.51042in" svg:height="0.00139in" draw:z-index="0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73">5. Running the Application 1. Ensure you have a running MongoDB instance on localhost:27017 with a database named MarvellousFullStack.</text:p>
      <text:list text:style-name="LFO4" text:continue-numbering="true">
        <text:list-item>
          <text:p text:style-name="P74">Use Maven to build the project.</text:p>
        </text:list-item>
        <text:list-item>
          <text:p text:style-name="P75">Run the MarvellousPortalApplication.java file. The application will start on its default port, usually 8080.</text:p>
        </text:list-item>
      </text:list>
      <text:p text:style-name="Normal"><text:span text:style-name="T76"><draw:custom-shape svg:x="0in" svg:y="0in" svg:width="45.51042in" svg:height="0.00139in" draw:z-index="0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span></text:p>
      <text:p text:style-name="P77">6. API Endpoint Documentation The base URL for all batch-related endpoints is /batches.</text:p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</table:table-columns>
        <table:table-header-rows>
          <table:table-row table:style-name="TableRow83">
            <table:table-cell table:style-name="TableCell84">
              <text:p text:style-name="P85">HTTP Method</text:p>
            </table:table-cell>
            <table:table-cell table:style-name="TableCell86">
              <text:p text:style-name="P87">Endpoint</text:p>
            </table:table-cell>
            <table:table-cell table:style-name="TableCell88">
              <text:p text:style-name="P89">Description</text:p>
            </table:table-cell>
          </table:table-row>
        </table:table-header-rows>
        <table:table-row table:style-name="TableRow90">
          <table:table-cell table:style-name="TableCell91">
            <text:p text:style-name="P92">GET</text:p>
          </table:table-cell>
          <table:table-cell table:style-name="TableCell93">
            <text:p text:style-name="P94">/HealthCheck</text:p>
          </table:table-cell>
          <table:table-cell table:style-name="TableCell95">
            <text:p text:style-name="P96">Checks if the application is running.</text:p>
          </table:table-cell>
        </table:table-row>
        <table:table-row table:style-name="TableRow97">
          <table:table-cell table:style-name="TableCell98">
            <text:p text:style-name="P99">GET</text:p>
          </table:table-cell>
          <table:table-cell table:style-name="TableCell100">
            <text:p text:style-name="P101">/batches</text:p>
          </table:table-cell>
          <table:table-cell table:style-name="TableCell102">
            <text:p text:style-name="P103">Retrieves all batch entries.</text:p>
          </table:table-cell>
        </table:table-row>
        <table:table-row table:style-name="TableRow104">
          <table:table-cell table:style-name="TableCell105">
            <text:p text:style-name="P106">POST</text:p>
          </table:table-cell>
          <table:table-cell table:style-name="TableCell107">
            <text:p text:style-name="P108">/batches</text:p>
          </table:table-cell>
          <table:table-cell table:style-name="TableCell109">
            <text:p text:style-name="P110">Creates a new batch entry.</text:p>
          </table:table-cell>
        </table:table-row>
        <table:table-row table:style-name="TableRow111">
          <table:table-cell table:style-name="TableCell112">
            <text:p text:style-name="P113">GET</text:p>
          </table:table-cell>
          <table:table-cell table:style-name="TableCell114">
            <text:p text:style-name="P115">/batches/id/{myid}</text:p>
          </table:table-cell>
          <table:table-cell table:style-name="TableCell116">
            <text:p text:style-name="P117">Retrieves a single batch entry by its ObjectId.</text:p>
          </table:table-cell>
        </table:table-row>
        <table:table-row table:style-name="TableRow118">
          <table:table-cell table:style-name="TableCell119">
            <text:p text:style-name="P120">PUT</text:p>
          </table:table-cell>
          <table:table-cell table:style-name="TableCell121">
            <text:p text:style-name="P122">/batches/id/{myid}</text:p>
          </table:table-cell>
          <table:table-cell table:style-name="TableCell123">
            <text:p text:style-name="P124">Updates an existing batch entry identified by its ObjectId.</text:p>
          </table:table-cell>
        </table:table-row>
        <table:table-row table:style-name="TableRow125">
          <table:table-cell table:style-name="TableCell126">
            <text:p text:style-name="P127">DELETE</text:p>
          </table:table-cell>
          <table:table-cell table:style-name="TableCell128">
            <text:p text:style-name="P129">/batches/id/{myid}</text:p>
          </table:table-cell>
          <table:table-cell table:style-name="TableCell130">
            <text:p text:style-name="P131">Deletes a batch entry by its ObjectId.</text:p>
          </table:table-cell>
        </table:table-row>
      </table:table>
      <text:p text:style-name="P132"/>
      <text:p text:style-name="Normal"><text:span text:style-name="T133"><draw:custom-shape svg:x="1in" svg:y="9.45833in" svg:width="6.5in" svg:height="0.09167in" draw:z-index="0" draw:id="id6" draw:style-name="a6" draw:name="Horizontal Line 84" text:anchor-type="as-char"><svg:title/><svg:desc/><draw:enhanced-geometry draw:type="non-primitive" svg:viewBox="0 0 21600 21600" draw:enhanced-path="M 0 0 L 21600 0 21600 21600 0 21600 Z N"/></draw:custom-shape></text:span></text:p>
      <text:p text:style-name="P134"/>
      <text:p text:style-name="P135">7. Request &amp; Response JSON Examples #### POST /batches (Create) Request Body:</text:p>
      <text:p text:style-name="P136">JSON</text:p>
      <text:p text:style-name="P137">{</text:p>
      <text:p text:style-name="P138"><text:s text:c="2"/>"name": "Full Stack Development",</text:p>
      <text:p text:style-name="P139"><text:s text:c="2"/>"fees": 15000</text:p>
      <text:p text:style-name="P140">}</text:p>
      <text:p text:style-name="Normal"><text:span text:style-name="T141">Successful Response (201 Created)</text:span><text:span text:style-name="T142">:</text:span></text:p>
      <text:p text:style-name="P143">JSON</text:p>
      <text:p text:style-name="P144">{</text:p>
      <text:p text:style-name="P145"><text:s text:c="2"/>"id": "60c72b2f9b8d2a0e2c24c7f0",</text:p>
      <text:p text:style-name="P146"><text:s text:c="2"/>"name": "Full Stack Development",</text:p>
      <text:p text:style-name="P147"><text:s text:c="2"/>"fees": 15000</text:p>
      <text:p text:style-name="P148">}</text:p>
      <text:p text:style-name="P149">GET /batches/id/{myid} (Read) Successful Response (200 OK):</text:p>
      <text:p text:style-name="P150">JSON</text:p>
      <text:p text:style-name="P151">{</text:p>
      <text:p text:style-name="P152"><text:s text:c="2"/>"id": "60c72b2f9b8d2a0e2c24c7f0",</text:p>
      <text:p text:style-name="P153"><text:s text:c="2"/>"name": "Full Stack Development",</text:p>
      <text:p text:style-name="P154"><text:s text:c="2"/>"fees": 15000</text:p>
      <text:p text:style-name="P155">}</text:p>
      <text:p text:style-name="Normal"><text:span text:style-name="T156">Not Found Response (404 Not Found)</text:span><text:span text:style-name="T157">: No body is returned.</text:span></text:p>
      <text:p text:style-name="P158">PUT /batches/id/{myid} (Update) Request Body:</text:p>
      <text:soft-page-break/>
      <text:p text:style-name="P159">JSON</text:p>
      <text:p text:style-name="P160">{</text:p>
      <text:p text:style-name="P161"><text:s text:c="2"/>"name": "Web Development",</text:p>
      <text:p text:style-name="P162"><text:s text:c="2"/>"fees": 12000</text:p>
      <text:p text:style-name="P163">}</text:p>
      <text:p text:style-name="Normal"><text:span text:style-name="T164">Successful Response (200 OK)</text:span><text:span text:style-name="T165">:</text:span></text:p>
      <text:p text:style-name="P166">JSON</text:p>
      <text:p text:style-name="P167">{</text:p>
      <text:p text:style-name="P168"><text:s text:c="2"/>"id": "60c72b2f9b8d2a0e2c24c7f0",</text:p>
      <text:p text:style-name="P169"><text:s text:c="2"/>"name": "Web Development",</text:p>
      <text:p text:style-name="P170"><text:s text:c="2"/>"fees": 12000</text:p>
      <text:p text:style-name="P171">}</text:p>
      <text:p text:style-name="Normal"><text:span text:style-name="T172"><draw:custom-shape svg:x="0in" svg:y="0in" svg:width="45.51042in" svg:height="0.00139in" draw:z-index="0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span></text:p>
      <text:p text:style-name="P173">8. Error Handling Format * HTTP 404 NOT FOUND: Returned when a requested resource (e.g., a batch entry by ID) is not found. This status is also used when the list of all batches is empty.</text:p>
      <text:list text:style-name="LFO5" text:continue-numbering="true">
        <text:list-item>
          <text:p text:style-name="P174"><text:span text:style-name="T175">HTTP 400 BAD REQUEST</text:span><text:span text:style-name="T176">: Returned for a POST request if there is an error while saving the batch entry.</text:span></text:p>
        </text:list-item>
        <text:list-item>
          <text:p text:style-name="P177"><text:span text:style-name="T178">HTTP 204 NO CONTENT</text:span><text:span text:style-name="T179">: Returned for a successful DELETE request, with an empty response body.</text:span></text:p>
        </text:list-item>
      </text:list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rdul tapkire</meta:initial-creator>
    <dc:creator>shardul tapkire</dc:creator>
    <meta:creation-date>2025-08-07T08:22:00Z</meta:creation-date>
    <dc:date>2025-08-07T08:32:00Z</dc:date>
    <meta:print-date>2025-08-07T08:32:00Z</meta:print-date>
    <meta:template xlink:href="Normal" xlink:type="simple"/>
    <meta:editing-cycles>1</meta:editing-cycles>
    <meta:editing-duration>PT540S</meta:editing-duration>
    <meta:document-statistic meta:page-count="5" meta:paragraph-count="6" meta:word-count="521" meta:character-count="3489" meta:row-count="24" meta:non-whitespace-character-count="2974"/>
  </office:meta>
</office:document-meta>
</file>